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11e38" officeooo:paragraph-rsid="00011e38"/>
    </style:style>
    <style:style style:name="P2" style:family="paragraph" style:parent-style-name="Standard">
      <style:text-properties fo:language="fr" fo:country="FR" officeooo:rsid="0001676b" officeooo:paragraph-rsid="0001676b"/>
    </style:style>
    <style:style style:name="P3" style:family="paragraph" style:parent-style-name="Standard">
      <style:text-properties fo:language="fr" fo:country="FR" officeooo:rsid="0002f19a" officeooo:paragraph-rsid="0002f19a"/>
    </style:style>
    <style:style style:name="P4" style:family="paragraph" style:parent-style-name="Standard">
      <style:text-properties fo:language="fr" fo:country="FR" officeooo:rsid="0005a45e" officeooo:paragraph-rsid="0005a45e"/>
    </style:style>
    <style:style style:name="P5" style:family="paragraph" style:parent-style-name="Standard">
      <style:text-properties fo:language="fr" fo:country="FR" officeooo:rsid="000672ea" officeooo:paragraph-rsid="000672ea"/>
    </style:style>
    <style:style style:name="P6" style:family="paragraph" style:parent-style-name="Standard">
      <style:text-properties fo:language="fr" fo:country="FR" officeooo:rsid="0007979a" officeooo:paragraph-rsid="0007979a"/>
    </style:style>
    <style:style style:name="P7" style:family="paragraph" style:parent-style-name="Standard">
      <style:text-properties fo:language="fr" fo:country="FR" officeooo:rsid="00011e38" officeooo:paragraph-rsid="00011e38"/>
    </style:style>
    <style:style style:name="P8" style:family="paragraph" style:parent-style-name="Standard">
      <style:text-properties fo:language="fr" fo:country="FR" officeooo:rsid="0007979a" officeooo:paragraph-rsid="000797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mplacer DaoGeneric&lt;Livre,Long&gt; par JpaRepository&lt;Livre,Long&gt;.</text:p>
      <text:p text:style-name="P1">Donc tout ce qui s’en suit remplacer update et insert par save, et ajouter des .orElse(null) aux findById etc.</text:p>
      <text:p text:style-name="P1"/>
      <text:p text:style-name="P2">Ensuite création des Services génériques, Exceptions et Convertisseurs DTO.</text:p>
      <text:p text:style-name="P2"/>
      <text:p text:style-name="P2">Création des DTOs (pour pourvoir utiliser l’interface générique).</text:p>
      <text:p text:style-name="P2"/>
      <text:p text:style-name="P3">Question DTO Emprunt car Entité de table d’association.</text:p>
      <text:p text:style-name="P4">Plutôt : problème général d’affichage DTO de choses liées.</text:p>
      <text:p text:style-name="P5">Peut-être qu’il n’y a pas de problème et que c’est uniquement une chose à gérer dans les services.</text:p>
      <text:p text:style-name="P6">Peut-être modifier le generic converter pour inclure des données liées.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3-08-21T06:27:46.250000000</dc:date>
    <meta:editing-duration>PT9H3M1S</meta:editing-duration>
    <meta:editing-cycles>8</meta:editing-cycles>
    <meta:document-statistic meta:table-count="0" meta:image-count="0" meta:object-count="0" meta:page-count="1" meta:paragraph-count="8" meta:word-count="85" meta:character-count="595" meta:non-whitespace-character-count="518"/>
  </office:meta>
</office:document-meta>
</file>